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9dc0" officeooo:paragraph-rsid="001b9dc0"/>
    </style:style>
    <style:style style:name="P2" style:family="paragraph" style:parent-style-name="Standard">
      <style:paragraph-properties fo:line-height="150%"/>
      <style:text-properties officeooo:rsid="001b9dc0" officeooo:paragraph-rsid="0028e6d7"/>
    </style:style>
    <style:style style:name="P3" style:family="paragraph" style:parent-style-name="Standard">
      <style:paragraph-properties fo:line-height="150%"/>
      <style:text-properties officeooo:rsid="0021876f" officeooo:paragraph-rsid="0021876f"/>
    </style:style>
    <style:style style:name="P4" style:family="paragraph" style:parent-style-name="Standard">
      <style:paragraph-properties fo:line-height="150%" fo:break-before="page"/>
      <style:text-properties officeooo:rsid="001b9dc0" officeooo:paragraph-rsid="0028e6d7"/>
    </style:style>
    <style:style style:name="P5" style:family="paragraph" style:parent-style-name="Standard">
      <style:paragraph-properties fo:line-height="150%" fo:break-before="page"/>
      <style:text-properties officeooo:rsid="00292903" officeooo:paragraph-rsid="002acb25"/>
    </style:style>
    <style:style style:name="P6" style:family="paragraph" style:parent-style-name="Standard">
      <style:paragraph-properties fo:line-height="150%"/>
      <style:text-properties officeooo:rsid="00292903" officeooo:paragraph-rsid="00292903"/>
    </style:style>
    <style:style style:name="P7" style:family="paragraph" style:parent-style-name="Standard">
      <style:paragraph-properties fo:line-height="150%"/>
      <style:text-properties officeooo:rsid="002acb25" officeooo:paragraph-rsid="002acb25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9ff99"/>
      <style:paragraph-properties fo:text-align="center"/>
      <style:text-properties fo:font-size="12pt"/>
    </style:style>
    <style:style style:name="P11" style:family="paragraph">
      <loext:graphic-properties draw:fill-color="#66ffff"/>
      <style:paragraph-properties fo:text-align="center"/>
      <style:text-properties fo:font-size="12pt"/>
    </style:style>
    <style:style style:name="P12" style:family="paragraph">
      <loext:graphic-properties draw:fill-color="#ffffff"/>
      <style:paragraph-properties fo:text-align="center"/>
      <style:text-properties fo:font-size="12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-color="#ff6666"/>
      <style:paragraph-properties fo:text-align="center"/>
      <style:text-properties fo:font-size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66"/>
    </style:style>
    <style:style style:name="T1" style:family="text">
      <style:text-properties officeooo:rsid="001d3274"/>
    </style:style>
    <style:style style:name="T2" style:family="text">
      <style:text-properties officeooo:rsid="0028e6d7"/>
    </style:style>
    <style:style style:name="T3" style:family="text">
      <style:text-properties officeooo:rsid="002acb25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c6ed6"/>
    </style:style>
    <style:style style:name="T6" style:family="text">
      <style:text-properties officeooo:rsid="002c6ed6"/>
    </style:style>
    <style:style style:name="T7" style:family="text">
      <style:text-properties style:text-position="0% 100%" officeooo:rsid="002c6ed6"/>
    </style:style>
    <style:style style:name="T8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4583in" fo:min-width="1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ff99" draw:textarea-horizontal-align="justify" draw:textarea-vertical-align="middle" draw:auto-grow-height="false" fo:min-height="0.2811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ffff" draw:textarea-horizontal-align="justify" draw:textarea-vertical-align="middle" draw:auto-grow-height="false" fo:min-height="0.8937in" fo:min-width="2.4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6071in" fo:min-width="1.9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66" draw:textarea-horizontal-align="justify" draw:textarea-vertical-align="middle" draw:auto-grow-height="false" fo:min-height="0.7335in" fo:min-width="1.8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3874in" fo:min-width="1.9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66ffff" draw:textarea-horizontal-align="justify" draw:textarea-vertical-align="middle" draw:auto-grow-height="false" fo:min-height="0.6028in" fo:min-width="1.9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6666" draw:textarea-horizontal-align="justify" draw:textarea-vertical-align="middle" draw:auto-grow-height="false" fo:min-height="0.2811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" draw:marker-start-width="0.1in" draw:marker-end="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marker-start-width="0.1in" draw:marker-end="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66" draw:textarea-horizontal-align="justify" draw:textarea-vertical-align="middle" draw:auto-grow-height="false" fo:min-height="0.189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66ffff" draw:textarea-horizontal-align="justify" draw:textarea-vertical-align="middle" draw:auto-grow-height="false" fo:min-height="0.8055in" fo:min-width="2.7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3118in" fo:min-width="1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3307in" fo:min-width="3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horizontal-align="justify" draw:textarea-vertical-align="middle" draw:auto-grow-height="false" fo:min-height="0.3236in" fo:min-width="4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66" draw:textarea-horizontal-align="justify" draw:textarea-vertical-align="middle" draw:auto-grow-height="false" fo:min-height="0.2335in" fo:min-width="1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ffff" draw:textarea-horizontal-align="justify" draw:textarea-vertical-align="middle" draw:auto-grow-height="false" fo:min-height="0.3236in" fo:min-width="2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ff" draw:textarea-horizontal-align="justify" draw:textarea-vertical-align="middle" draw:auto-grow-height="false" fo:min-height="0.3228in" fo:min-width="3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ffff" draw:textarea-horizontal-align="justify" draw:textarea-vertical-align="middle" draw:auto-grow-height="false" fo:min-height="0.2717in" fo:min-width="3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ffff" draw:textarea-horizontal-align="justify" draw:textarea-vertical-align="middle" draw:auto-grow-height="false" fo:min-height="0.2925in" fo:min-width="3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ffff" draw:textarea-horizontal-align="justify" draw:textarea-vertical-align="middle" draw:auto-grow-height="false" fo:min-height="0.2819in" fo:min-width="2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4693in" fo:min-width="2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logic Computing HW3</text:p>
      <text:p text:style-name="P1">Steven Rizo</text:p>
      <text:p text:style-name="P1"/>
      <text:p text:style-name="P2">Problem 1a: <text:span text:style-name="T2">perl xyz_lake_filter.pl bathymetry2.dem.xyz &gt; filtered_crater_lake_data.xyz</text:span></text:p>
      <text:p text:style-name="P1">Create a data file that encompasses the boundaries of Crater Lake and provides depth information for areas under the water in X Y Z format where X is easting, Y is Northing, and Z is the elevation of locations under water. The base data is downloaded in a dem format and converted to xyz format using the provided dem.xyz.pl script. A filter script is required to reduce this data to only the points within Crater Lake. <text:span text:style-name="T1">The given boundaries are Easting 568000 to 577500 and Northing 4750500 to 4758500 and the elevation of the surface of Crater Lake is 1883m above sea level (masl)</text:span></text:p>
      <text:p text:style-name="P1"><draw:custom-shape text:anchor-type="paragraph" draw:z-index="1" draw:name="Shape1" draw:style-name="gr2" draw:text-style-name="P10" svg:width="0.928in" svg:height="0.3969in" svg:x="2.8634in" svg:y="0.0862in"><text:p text:style-name="P8"><text:span text:style-name="T8">Beg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lowchart 1a: </text:p>
      <text:p text:style-name="P1"><draw:custom-shape text:anchor-type="paragraph" draw:z-index="0" draw:name="Shape3" draw:style-name="gr1" draw:text-style-name="P9" svg:width="1.7713in" svg:height="0.4587in" svg:x="2.4465in" svg:y="1.4862in"><text:p text:style-name="P8">Read line of X Y Z data</text:p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11" svg:width="2.5106in" svg:height="0.9898in" svg:x="2.0717in" svg:y="0.3528in"><text:p text:style-name="P8"><text:span text:style-name="T8">Input:</text:span></text:p><text:p text:style-name="P8"><text:span text:style-name="T8">“</text:span><text:span text:style-name="T8">X Y Z” formatted elevation data</text:span></text:p><text:p text:style-name="P8"><text:span text:style-name="T8">Easting boundaries</text:span></text:p><text:p text:style-name="P8"><text:span text:style-name="T8">Northing boundaries</text:span></text:p><text:p text:style-name="P8"><text:span text:style-name="T8">Elevation bound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3" draw:style-name="gr4" draw:text-style-name="P12" svg:width="1.9157in" svg:height="0.6071in" svg:x="2.3839in" svg:y="2.1008in"><text:p text:style-name="P8"><text:span text:style-name="T8">Assign variables for</text:span></text:p><text:p text:style-name="P8"><text:span text:style-name="T8">easting, northing, and masl</text:span>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13" svg:width="3.6461in" svg:height="1.4669in" svg:x="1.478in" svg:y="2.8236in"><text:p text:style-name="P8">If </text:p><text:p text:style-name="P8">easting is within boundaries </text:p><text:p text:style-name="P8">and northing is within boundaries </text:p><text:p text:style-name="P8">and masl is below elevation </text:p><text:p text:style-name="P8">of lake surfac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3" draw:style-name="gr6" draw:text-style-name="P12" svg:width="1.9157in" svg:height="0.3878in" svg:x="2.3425in" svg:y="4.5173in"><text:p text:style-name="P8"><text:span text:style-name="T8">Print line of X Y Z data</text:span></text:p><draw:enhanced-geometry svg:viewBox="0 0 21600 21600" draw:type="rectangle" draw:enhanced-path="M 0 0 L 21600 0 21600 21600 0 21600 0 0 Z N"/></draw:custom-shape><draw:custom-shape text:anchor-type="paragraph" draw:z-index="6" draw:name="Shape2" draw:style-name="gr7" draw:text-style-name="P11" svg:width="2.0421in" svg:height="0.6669in" svg:x="2.2799in" svg:y="5.6965in"><text:p text:style-name="P8"><text:span text:style-name="T8">Output:</text:span></text:p><text:p text:style-name="P8"><text:span text:style-name="T8">Filtered “X Y Z” formatted </text:span></text:p><text:p text:style-name="P8"><text:span text:style-name="T8">elevation dat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8" draw:text-style-name="P14" svg:width="0.928in" svg:height="0.3969in" svg:x="2.8319in" svg:y="6.5339in"><text:p text:style-name="P8"><text:span text:style-name="T8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5" draw:style-name="gr9" draw:text-style-name="P8" svg:x1="3.3217in" svg:y1="0.1953in" svg:x2="3.3217in" svg:y2="0.3528in"><text:p/></draw:line><draw:line text:anchor-type="paragraph" draw:z-index="9" draw:name="Shape5" draw:style-name="gr9" draw:text-style-name="P8" svg:x1="3.3425in" svg:y1="1.3283in" svg:x2="3.3425in" svg:y2="1.4858in"><text:p/></draw:line><draw:line text:anchor-type="paragraph" draw:z-index="10" draw:name="Shape5" draw:style-name="gr9" draw:text-style-name="P8" svg:x1="3.3319in" svg:y1="1.9429in" svg:x2="3.3319in" svg:y2="2.1004in"><text:p/></draw:line><draw:line text:anchor-type="paragraph" draw:z-index="11" draw:name="Shape5" draw:style-name="gr9" draw:text-style-name="P8" svg:x1="3.3319in" svg:y1="2.7075in" svg:x2="3.3319in" svg:y2="2.865in"><text:p/></draw:line><draw:line text:anchor-type="paragraph" draw:z-index="12" draw:name="Shape5" draw:style-name="gr9" draw:text-style-name="P8" svg:x1="3.2902in" svg:y1="4.2902in" svg:x2="3.2902in" svg:y2="4.5173in"><text:p/></draw:line><draw:line text:anchor-type="paragraph" draw:z-index="13" draw:name="Shape5" draw:style-name="gr9" draw:text-style-name="P8" svg:x1="3.2902in" svg:y1="4.9047in" svg:x2="3.2902in" svg:y2="5.0622in"><text:p/></draw:line><draw:line text:anchor-type="paragraph" draw:z-index="14" draw:name="Shape5" draw:style-name="gr9" draw:text-style-name="P8" svg:x1="3.2902in" svg:y1="6.3764in" svg:x2="3.2902in" svg:y2="6.5339in"><text:p/></draw:line><draw:line text:anchor-type="paragraph" draw:z-index="15" draw:name="Shape5" draw:style-name="gr10" draw:text-style-name="P8" svg:x1="5.1236in" svg:y1="3.6236in" svg:x2="6.2382in" svg:y2="3.6236in"><text:p/></draw:line><draw:line text:anchor-type="paragraph" draw:z-index="16" draw:name="Shape5" draw:style-name="gr10" draw:text-style-name="P8" svg:x1="5.1236in" svg:y1="3.6236in" svg:x2="6.2382in" svg:y2="3.6236in"><text:p/></draw:line><draw:line text:anchor-type="paragraph" draw:z-index="17" draw:name="Shape5" draw:style-name="gr11" draw:text-style-name="P8" svg:x1="4.2173in" svg:y1="1.7071in" svg:x2="6.2382in" svg:y2="1.7071in"><text:p/></draw:line><draw:line text:anchor-type="paragraph" draw:z-index="18" draw:name="Shape5" draw:style-name="gr11" draw:text-style-name="P8" svg:x1="4.2173in" svg:y1="1.6965in" svg:x2="6.2382in" svg:y2="1.7067in"><text:p/></draw:line><draw:line text:anchor-type="paragraph" draw:z-index="19" draw:name="Shape5" draw:style-name="gr10" draw:text-style-name="P8" svg:x1="6.2382in" svg:y1="1.7071in" svg:x2="6.2382in" svg:y2="3.6236in"><text:p/></draw:line><draw:frame text:anchor-type="paragraph" draw:z-index="20" draw:name="Shape6" draw:style-name="gr12" draw:text-style-name="P15" svg:width="0.7606in" svg:height="0.2295in" svg:x="5.3319in" svg:y="3.3945in"><draw:text-box><text:p>False</text:p></draw:text-box></draw:frame><draw:frame text:anchor-type="paragraph" draw:z-index="21" draw:name="Shape7" draw:style-name="gr12" draw:text-style-name="P15" svg:width="1.0004in" svg:height="0.2295in" svg:x="3.5299in" svg:y="4.2882in"><draw:text-box><text:p>True</text:p></draw:text-box></draw:frame><draw:line text:anchor-type="paragraph" draw:z-index="22" draw:name="Shape5" draw:style-name="gr10" draw:text-style-name="P8" svg:x1="0.9047in" svg:y1="1.6547in" svg:x2="0.915in" svg:y2="5.2484in"><text:p/></draw:line><draw:line text:anchor-type="paragraph" draw:z-index="23" draw:name="Shape5" draw:style-name="gr10" draw:text-style-name="P8" svg:x1="0.9154in" svg:y1="5.2484in" svg:x2="2.3528in" svg:y2="5.2484in"><text:p/></draw:line><draw:line text:anchor-type="paragraph" draw:z-index="24" draw:name="Shape5" draw:style-name="gr13" draw:text-style-name="P8" svg:x1="0.9047in" svg:y1="1.6547in" svg:x2="2.4465in" svg:y2="1.6547in"><text:p/></draw:line><draw:line text:anchor-type="paragraph" draw:z-index="25" draw:name="Shape5" draw:style-name="gr9" draw:text-style-name="P8" svg:x1="3.2902in" svg:y1="5.3945in" svg:x2="3.3004in" svg:y2="5.6965in"><text:p/></draw:line><draw:custom-shape text:anchor-type="paragraph" draw:z-index="26" draw:name="Shape8" draw:style-name="gr14" draw:text-style-name="P13" svg:width="1.9169in" svg:height="0.3776in" svg:x="2.3528in" svg:y="5.061in"><text:p text:style-name="P8">More data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7" draw:name="Shape6" draw:style-name="gr12" draw:text-style-name="P15" svg:width="0.7606in" svg:height="0.2295in" svg:x="3.4154in" svg:y="5.4382in"><draw:text-box><text:p>False</text:p></draw:text-box></draw:frame><draw:frame text:anchor-type="paragraph" draw:z-index="28" draw:name="Shape7" draw:style-name="gr12" draw:text-style-name="P15" svg:width="1.0004in" svg:height="0.2295in" svg:x="1.5717in" svg:y="5.0193in"><draw:text-box><text:p>True</text:p></draw:text-box></draw:frame><draw:line text:anchor-type="paragraph" draw:z-index="60" draw:name="Shape5" draw:style-name="gr13" draw:text-style-name="P8" svg:x1="0.9047in" svg:y1="1.6547in" svg:x2="2.4465in" svg:y2="1.6547in"><text:p/></draw:line></text:p>
      <text:p text:style-name="P4">Problem 1b: <text:span text:style-name="T2">perl xyz_lake_vol.pl filtered_crater_lake_data.xyz &gt; xyz_lake_vol.out</text:span></text:p>
      <text:p text:style-name="P3"><draw:custom-shape text:anchor-type="paragraph" draw:z-index="29" draw:name="Shape1" draw:style-name="gr2" draw:text-style-name="P10" svg:width="0.928in" svg:height="0.3969in" svg:x="2.8634in" svg:y="0.2945in"><text:p text:style-name="P8"><text:span text:style-name="T8">Beg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sing the filtered data, calculate the surface area of the lake, the volume of water in the lake, and the maximum depth of the lake.</text:p>
      <text:p text:style-name="P3"><draw:custom-shape text:anchor-type="paragraph" draw:z-index="30" draw:name="Shape2" draw:style-name="gr15" draw:text-style-name="P11" svg:width="2.8024in" svg:height="0.8921in" svg:x="1.9362in" svg:y="0.2618in"><text:p text:style-name="P8"><text:span text:style-name="T8">Input:</text:span></text:p><text:p text:style-name="P8"><text:span text:style-name="T8">“</text:span><text:span text:style-name="T8">X Y Z” formatted elevation data</text:span></text:p><text:p text:style-name="P8"><text:span text:style-name="T8">Variable for spatial resolution of data</text:span></text:p><text:p text:style-name="P8"><text:span text:style-name="T8">Variable for Crater Lake water elev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" draw:style-name="gr16" draw:text-style-name="P9" svg:width="1.7713in" svg:height="0.3122in" svg:x="2.4465in" svg:y="2.3193in"><text:p text:style-name="P8">Read line of X Y Z data</text:p><draw:enhanced-geometry svg:viewBox="0 0 21600 21600" draw:type="rectangle" draw:enhanced-path="M 0 0 L 21600 0 21600 21600 0 21600 0 0 Z N"/></draw:custom-shape><draw:custom-shape text:anchor-type="paragraph" draw:z-index="32" draw:name="Shape3" draw:style-name="gr17" draw:text-style-name="P12" svg:width="3.3232in" svg:height="0.3307in" svg:x="1.6339in" svg:y="2.8335in"><text:p text:style-name="P8"><text:span text:style-name="T8">Assign variables for easting, northing, and masl</text:span></text:p><draw:enhanced-geometry svg:viewBox="0 0 21600 21600" draw:type="rectangle" draw:enhanced-path="M 0 0 L 21600 0 21600 21600 0 21600 0 0 Z N"/></draw:custom-shape><draw:custom-shape text:anchor-type="paragraph" draw:z-index="33" draw:name="Shape3" draw:style-name="gr18" draw:text-style-name="P12" svg:width="4.698in" svg:height="0.324in" svg:x="1.0299in" svg:y="3.3819in"><text:p text:style-name="P8"><text:span text:style-name="T8">Add to counter for number of points of elevation within Crater Lake</text:span></text:p><draw:enhanced-geometry svg:viewBox="0 0 21600 21600" draw:type="rectangle" draw:enhanced-path="M 0 0 L 21600 0 21600 21600 0 21600 0 0 Z N"/></draw:custom-shape><draw:custom-shape text:anchor-type="paragraph" draw:z-index="34" draw:name="Shape9" draw:style-name="gr19" draw:text-style-name="P16" svg:width="2.2815in" svg:height="0.4669in" svg:x="2.2591in" svg:y="5.4366in"><text:p text:style-name="P8">If masl &gt; max depth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5" draw:name="Shape3" draw:style-name="gr20" draw:text-style-name="P9" svg:width="2.7398in" svg:height="0.324in" svg:x="1.9571in" svg:y="1.3091in"><text:p text:style-name="P8">Initialize max depth and total volume</text:p><draw:enhanced-geometry svg:viewBox="0 0 21600 21600" draw:type="rectangle" draw:enhanced-path="M 0 0 L 21600 0 21600 21600 0 21600 0 0 Z N"/></draw:custom-shape><draw:custom-shape text:anchor-type="paragraph" draw:z-index="36" draw:name="Shape3" draw:style-name="gr21" draw:text-style-name="P9" svg:width="3.8961in" svg:height="0.3232in" svg:x="1.4047in" svg:y="1.8098in"><text:p text:style-name="P8">Calculate area for each point Ap = (spatial resolution)^2</text:p><draw:enhanced-geometry svg:viewBox="0 0 21600 21600" draw:type="rectangle" draw:enhanced-path="M 0 0 L 21600 0 21600 21600 0 21600 0 0 Z N"/></draw:custom-shape><draw:custom-shape text:anchor-type="paragraph" draw:z-index="37" draw:name="Shape3" draw:style-name="gr22" draw:text-style-name="P12" svg:width="3.5004in" svg:height="0.2717in" svg:x="1.5717in" svg:y="3.9236in"><text:p text:style-name="P8"><text:span text:style-name="T8">Find depth of data point D = lake elevation - masl</text:span></text:p><draw:enhanced-geometry svg:viewBox="0 0 21600 21600" draw:type="rectangle" draw:enhanced-path="M 0 0 L 21600 0 21600 21600 0 21600 0 0 Z N"/></draw:custom-shape><draw:custom-shape text:anchor-type="paragraph" draw:z-index="38" draw:name="Shape3" draw:style-name="gr23" draw:text-style-name="P12" svg:width="3.1878in" svg:height="0.2925in" svg:x="1.7591in" svg:y="4.4236in"><text:p text:style-name="P8"><text:span text:style-name="T8">Calculate volume for data point Vp = Ap * D</text:span></text:p><draw:enhanced-geometry svg:viewBox="0 0 21600 21600" draw:type="rectangle" draw:enhanced-path="M 0 0 L 21600 0 21600 21600 0 21600 0 0 Z N"/></draw:custom-shape><draw:custom-shape text:anchor-type="paragraph" draw:z-index="39" draw:name="Shape3" draw:style-name="gr24" draw:text-style-name="P12" svg:width="2.0315in" svg:height="0.2823in" svg:x="2.4154in" svg:y="4.9236in"><text:p text:style-name="P8"><text:span text:style-name="T8">Add Vp to total volume</text:span></text:p><draw:enhanced-geometry svg:viewBox="0 0 21600 21600" draw:type="rectangle" draw:enhanced-path="M 0 0 L 21600 0 21600 21600 0 21600 0 0 Z N"/></draw:custom-shape><draw:custom-shape text:anchor-type="paragraph" draw:z-index="40" draw:name="Shape3" draw:style-name="gr24" draw:text-style-name="P12" svg:width="2.0315in" svg:height="0.2823in" svg:x="2.3736in" svg:y="6.0693in"><text:p text:style-name="P8"><text:span text:style-name="T8">Assign max depth = masl</text:span></text:p><draw:enhanced-geometry svg:viewBox="0 0 21600 21600" draw:type="rectangle" draw:enhanced-path="M 0 0 L 21600 0 21600 21600 0 21600 0 0 Z N"/></draw:custom-shape><draw:custom-shape text:anchor-type="paragraph" draw:z-index="41" draw:name="Shape9" draw:style-name="gr19" draw:text-style-name="P16" svg:width="2.2815in" svg:height="0.4669in" svg:x="2.2484in" svg:y="6.522in"><text:p text:style-name="P8">More Data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2" draw:name="Shape3" draw:style-name="gr25" draw:text-style-name="P12" svg:width="2.0315in" svg:height="0.4697in" svg:x="2.3528in" svg:y="7.1945in"><text:p text:style-name="P8"><text:span text:style-name="T8">Calculate surface area</text:span></text:p><text:p text:style-name="P8"><text:span text:style-name="T8">As = number of points * Ap</text:span></text:p><draw:enhanced-geometry svg:viewBox="0 0 21600 21600" draw:type="rectangle" draw:enhanced-path="M 0 0 L 21600 0 21600 21600 0 21600 0 0 Z N"/></draw:custom-shape><draw:custom-shape text:anchor-type="paragraph" draw:z-index="43" draw:name="Shape2" draw:style-name="gr7" draw:text-style-name="P11" svg:width="2.0421in" svg:height="0.6669in" svg:x="2.311in" svg:y="7.9256in"><text:p text:style-name="P8"><text:span text:style-name="T8">Output:</text:span></text:p><text:p text:style-name="P8"><text:span text:style-name="T8">Print surface area, total </text:span></text:p><text:p text:style-name="P8"><text:span text:style-name="T8">volume, and max dep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Shape1" draw:style-name="gr8" draw:text-style-name="P14" svg:width="0.928in" svg:height="0.3969in" svg:x="2.8425in" svg:y="8.8154in"><text:p text:style-name="P8"><text:span text:style-name="T8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5" draw:name="Shape5" draw:style-name="gr9" draw:text-style-name="P8" svg:x1="3.3217in" svg:y1="8.5882in" svg:x2="3.3217in" svg:y2="8.8154in"><text:p/></draw:line><draw:line text:anchor-type="paragraph" draw:z-index="46" draw:name="Shape5" draw:style-name="gr9" draw:text-style-name="P8" svg:x1="3.3319in" svg:y1="7.6984in" svg:x2="3.3319in" svg:y2="7.9256in"><text:p/></draw:line><draw:line text:anchor-type="paragraph" draw:z-index="47" draw:name="Shape5" draw:style-name="gr9" draw:text-style-name="P8" svg:x1="3.3736in" svg:y1="6.989in" svg:x2="3.3736in" svg:y2="7.2161in"><text:p/></draw:line><draw:line text:anchor-type="paragraph" draw:z-index="48" draw:name="Shape5" draw:style-name="gr9" draw:text-style-name="P8" svg:x1="3.3839in" svg:y1="6.3516in" svg:x2="3.3839in" svg:y2="6.5787in"><text:p/></draw:line><draw:line text:anchor-type="paragraph" draw:z-index="49" draw:name="Shape5" draw:style-name="gr9" draw:text-style-name="P8" svg:x1="3.3839in" svg:y1="5.9035in" svg:x2="3.3839in" svg:y2="6.1307in"><text:p/></draw:line><draw:line text:anchor-type="paragraph" draw:z-index="50" draw:name="Shape5" draw:style-name="gr9" draw:text-style-name="P8" svg:x1="3.3839in" svg:y1="5.2098in" svg:x2="3.3839in" svg:y2="5.437in"><text:p/></draw:line><draw:line text:anchor-type="paragraph" draw:z-index="51" draw:name="Shape5" draw:style-name="gr9" draw:text-style-name="P8" svg:x1="3.3945in" svg:y1="4.7161in" svg:x2="3.3945in" svg:y2="4.9433in"><text:p/></draw:line><draw:line text:anchor-type="paragraph" draw:z-index="52" draw:name="Shape5" draw:style-name="gr9" draw:text-style-name="P8" svg:x1="3.3839in" svg:y1="4.1965in" svg:x2="3.3839in" svg:y2="4.4236in"><text:p/></draw:line><draw:line text:anchor-type="paragraph" draw:z-index="53" draw:name="Shape5" draw:style-name="gr9" draw:text-style-name="P8" svg:x1="3.3634in" svg:y1="3.6965in" svg:x2="3.3634in" svg:y2="3.9236in"><text:p/></draw:line><draw:line text:anchor-type="paragraph" draw:z-index="54" draw:name="Shape5" draw:style-name="gr9" draw:text-style-name="P8" svg:x1="3.3425in" svg:y1="3.1638in" svg:x2="3.3425in" svg:y2="3.3909in"><text:p/></draw:line><draw:line text:anchor-type="paragraph" draw:z-index="55" draw:name="Shape5" draw:style-name="gr9" draw:text-style-name="P8" svg:x1="3.4154in" svg:y1="2.6311in" svg:x2="3.4154in" svg:y2="2.8583in"><text:p/></draw:line><draw:line text:anchor-type="paragraph" draw:z-index="56" draw:name="Shape5" draw:style-name="gr9" draw:text-style-name="P8" svg:x1="3.3945in" svg:y1="2.1327in" svg:x2="3.3945in" svg:y2="2.3598in"><text:p/></draw:line><draw:line text:anchor-type="paragraph" draw:z-index="57" draw:name="Shape5" draw:style-name="gr9" draw:text-style-name="P8" svg:x1="3.3839in" svg:y1="1.6327in" svg:x2="3.3839in" svg:y2="1.8598in"><text:p/></draw:line><draw:line text:anchor-type="paragraph" draw:z-index="58" draw:name="Shape5" draw:style-name="gr9" draw:text-style-name="P8" svg:x1="3.3425in" svg:y1="1.1535in" svg:x2="3.3425in" svg:y2="1.3807in"><text:p/></draw:line><draw:line text:anchor-type="paragraph" draw:z-index="59" draw:name="Shape5" draw:style-name="gr9" draw:text-style-name="P8" svg:x1="3.311in" svg:y1="0.1161in" svg:x2="3.311in" svg:y2="0.3433in"><text:p/></draw:line><draw:line text:anchor-type="paragraph" draw:z-index="61" draw:name="Shape5" draw:style-name="gr13" draw:text-style-name="P8" svg:x1="0.728in" svg:y1="2.4846in" svg:x2="2.4469in" svg:y2="2.4846in"><text:p/></draw:line><draw:line text:anchor-type="paragraph" draw:z-index="62" draw:name="Shape5" draw:style-name="gr11" draw:text-style-name="P8" svg:x1="4.478in" svg:y1="6.7472in" svg:x2="6.3531in" svg:y2="6.7472in"><text:p/></draw:line><draw:line text:anchor-type="paragraph" draw:z-index="63" draw:name="Shape5" draw:style-name="gr10" draw:text-style-name="P8" svg:x1="0.728in" svg:y1="2.4764in" svg:x2="0.728in" svg:y2="6.7575in"><text:p/></draw:line><draw:line text:anchor-type="paragraph" draw:z-index="64" draw:name="Shape5" draw:style-name="gr10" draw:text-style-name="P8" svg:x1="6.3528in" svg:y1="5.6744in" svg:x2="6.3528in" svg:y2="6.7472in"><text:p/></draw:line><draw:line text:anchor-type="paragraph" draw:z-index="65" draw:name="Shape5" draw:style-name="gr10" draw:text-style-name="P8" svg:x1="0.728in" svg:y1="6.7575in" svg:x2="2.2488in" svg:y2="6.7575in"><text:p/></draw:line><draw:line text:anchor-type="paragraph" draw:z-index="66" draw:name="Shape5" draw:style-name="gr10" draw:text-style-name="P8" svg:x1="4.5402in" svg:y1="5.6744in" svg:x2="6.3528in" svg:y2="5.6846in"><text:p/></draw:line><draw:frame text:anchor-type="paragraph" draw:z-index="67" draw:name="Shape6" draw:style-name="gr12" draw:text-style-name="P15" svg:width="0.7606in" svg:height="0.2295in" svg:x="4.6134in" svg:y="5.4453in"><draw:text-box><text:p>False</text:p></draw:text-box></draw:frame><draw:frame text:anchor-type="paragraph" draw:z-index="68" draw:name="Shape6" draw:style-name="gr12" draw:text-style-name="P15" svg:width="0.7606in" svg:height="0.2295in" svg:x="3.7693in" svg:y="6.9654in"><draw:text-box><text:p>False</text:p></draw:text-box></draw:frame><draw:frame text:anchor-type="paragraph" draw:z-index="69" draw:name="Shape6" draw:style-name="gr12" draw:text-style-name="P15" svg:width="0.7606in" svg:height="0.2295in" svg:x="2.6236in" svg:y="5.8402in"><draw:text-box><text:p>True</text:p></draw:text-box></draw:frame><draw:frame text:anchor-type="paragraph" draw:z-index="70" draw:name="Shape6" draw:style-name="gr12" draw:text-style-name="P15" svg:width="0.7606in" svg:height="0.2295in" svg:x="1.4882in" svg:y="6.5283in"><draw:text-box><text:p>True</text:p></draw:text-box></draw:frame>Flowchart 1b: <text:s/></text:p>
      <text:p text:style-name="P5"><text:span text:style-name="T3">Code output:</text:span></text:p>
      <text:p text:style-name="P7">I found surface area of Crater Lake to be 52874100 m<text:span text:style-name="T4">2</text:span> or 52.8741 km<text:span text:style-name="T4">2</text:span></text:p>
      <text:p text:style-name="P7">I found the volume of Crater Lake to be 17624727900 m<text:span text:style-name="T4">3</text:span> or 17.6247279 km<text:span text:style-name="T4">3</text:span></text:p>
      <text:p text:style-name="P7">I found the greatest depth in Crater Lake to be 585 m</text:p>
      <text:p text:style-name="P6"/>
      <text:p text:style-name="P7">Discussion:</text:p>
      <text:p text:style-name="P7"><text:tab/>These values seem to be in agreement with to known values for the Crater Lake surface area and volume with values of 53.35 km<text:span text:style-name="T4">2</text:span> and <text:span text:style-name="T6">volume of 18.7 km</text:span><text:span text:style-name="T5">3</text:span><text:span text:style-name="T7">. The values from this code, with significant figures, would be around 52.9 km</text:span><text:span text:style-name="T5">2</text:span><text:span text:style-name="T7"> for the surface area and 17.6 km</text:span><text:span text:style-name="T5">3</text:span><text:span text:style-name="T7"> for the volume of the lake. The under-estimation for these values is likely due to the coarse spatial resolution of the data being used in this probl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3:43:57.420000000</meta:creation-date>
    <dc:date>2017-02-08T13:32:11.134709365</dc:date>
    <meta:editing-duration>PT13M41S</meta:editing-duration>
    <meta:editing-cycles>7</meta:editing-cycles>
    <meta:generator>LibreOffice/5.2.3.3$Linux_X86_64 LibreOffice_project/20m0$Build-3</meta:generator>
    <meta:print-date>2017-01-31T14:54:56.532000000</meta:print-date>
    <meta:document-statistic meta:table-count="0" meta:image-count="0" meta:object-count="0" meta:page-count="3" meta:paragraph-count="14" meta:word-count="271" meta:character-count="1575" meta:non-whitespace-character-count="1314"/>
  </office:meta>
</office:document-meta>
</file>